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c2911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b08ff" officeooo:paragraph-rsid="001bca4d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orphans="2" fo:widows="2"/>
      <style:text-properties officeooo:paragraph-rsid="001c2911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paragraph-rsid="001c2911"/>
    </style:style>
    <style:style style:name="P8" style:family="paragraph" style:parent-style-name="Standard">
      <style:paragraph-properties fo:margin-top="0cm" fo:margin-bottom="0.499cm" loext:contextual-spacing="false" fo:orphans="2" fo:widows="2"/>
      <style:text-properties fo:font-variant="normal" fo:text-transform="none" fo:color="#000000" style:font-name="Liberation Mono" fo:font-size="10pt" fo:letter-spacing="normal" fo:font-style="normal" fo:font-weight="normal" officeooo:paragraph-rsid="001bca4d" style:font-size-asian="10pt" style:font-size-complex="10pt"/>
    </style:style>
    <style:style style:name="P9" style:family="paragraph" style:parent-style-name="Standard">
      <style:text-properties officeooo:rsid="001b08ff" officeooo:paragraph-rsid="001b08ff" loext:padding="0.049cm" loext:border="0.06pt solid #e1e5eb"/>
    </style:style>
    <style:style style:name="P10" style:family="paragraph" style:parent-style-name="Standard">
      <style:text-properties style:font-name="Liberation Mono" fo:font-size="10pt" officeooo:rsid="001b08ff" officeooo:paragraph-rsid="001b08ff" style:font-size-asian="10pt" style:font-size-complex="10pt"/>
    </style:style>
    <style:style style:name="P11" style:family="paragraph" style:parent-style-name="Heading_20_5">
      <style:text-properties officeooo:paragraph-rsid="001b08ff" loext:padding="0.049cm" loext:border="0.06pt solid #e1e5eb"/>
    </style:style>
    <style:style style:name="P12" style:family="paragraph" style:parent-style-name="Preformatted_20_Text">
      <style:paragraph-properties fo:orphans="2" fo:widows="2"/>
      <style:text-properties fo:background-color="transparent"/>
    </style:style>
    <style:style style:name="P13" style:family="paragraph" style:parent-style-name="Preformatted_20_Text">
      <style:paragraph-properties fo:orphans="2" fo:widows="2"/>
      <style:text-properties officeooo:paragraph-rsid="001c7763" fo:background-color="transparent"/>
    </style:style>
    <style:style style:name="P14" style:family="paragraph" style:parent-style-name="Standard">
      <style:text-properties fo:font-variant="normal" fo:text-transform="none" fo:color="#000000" style:text-outline="false" style:font-name="Liberation Mono" fo:font-size="10pt" fo:letter-spacing="normal" fo:font-style="normal" fo:font-weight="normal" officeooo:rsid="001bca4d" officeooo:paragraph-rsid="001c2911" style:letter-kerning="false" style:font-size-asian="10pt" style:font-size-complex="10pt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16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T1" style:family="text">
      <style:text-properties style:text-outline="false" style:letter-kerning="false"/>
    </style:style>
    <style:style style:name="T2" style:family="text">
      <style:text-properties style:text-outline="false" officeooo:rsid="001b08ff" style:letter-kerning="false"/>
    </style:style>
    <style:style style:name="T3" style:family="text">
      <style:text-properties style:text-outline="false" officeooo:rsid="001bca4d" style:letter-kerning="false"/>
    </style:style>
    <style:style style:name="T4" style:family="text">
      <style:text-properties officeooo:rsid="001bca4d"/>
    </style:style>
    <style:style style:name="T5" style:family="text">
      <style:text-properties fo:font-variant="normal" fo:text-transform="none" fo:color="#000000" style:text-outline="false" fo:letter-spacing="normal" fo:font-style="normal" fo:font-weight="normal" officeooo:rsid="001bca4d" style:letter-kerning="false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c2911"/>
    </style:style>
    <style:style style:name="T8" style:family="text">
      <style:text-properties fo:font-variant="normal" fo:text-transform="none" fo:color="#000000" style:font-name="Liberation Mono" fo:font-size="10pt" fo:letter-spacing="normal" fo:font-style="normal" fo:font-weight="normal" officeooo:rsid="001c2911" style:font-name-asian="Noto Sans Mono CJK SC" style:font-size-asian="10pt" style:font-name-complex="Liberation Mono" style:font-size-complex="10pt"/>
    </style:style>
    <style:style style:name="T9" style:family="text">
      <style:text-properties officeooo:rsid="001c2911"/>
    </style:style>
    <style:style style:name="T10" style:family="text">
      <style:text-properties style:font-name="Liberation Mono" fo:font-size="10pt" officeooo:rsid="001c2911" style:font-name-asian="Noto Sans Mono CJK SC" style:font-size-asian="10pt" style:font-name-complex="Liberation Mono" style:font-size-complex="10pt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5 motivos para voc<text:span text:style-name="T4">ê</text:span> aprender JavaScript!</text:p>
      <text:p text:style-name="P1">------------------------------------------</text:p>
      <text:p text:style-name="P4"/>
      <text:p text:style-name="P1">O JavaScript <text:span text:style-name="T4">é</text:span> uma linguagem de programa<text:span text:style-name="T4">ção</text:span> muito poderosa utilizada em todo o mundo!</text:p>
      <text:p text:style-name="P4"/>
      <text:p text:style-name="P1">O uso mais convencional do JavaScript <text:span text:style-name="T4">é</text:span> no contexto do nosso navegador, juntamente com HTML e CSS.</text:p>
      <text:p text:style-name="P4"/>
      <text:p text:style-name="P1">Por que o JavaScript <text:span text:style-name="T4">é</text:span> t<text:span text:style-name="T4">ã</text:span>o valorizado?</text:p>
      <text:p text:style-name="P1">----------------------------------------</text:p>
      <text:p text:style-name="P4"/>
      <text:p text:style-name="P1">O JavaScript te permite dar dinamismos <text:span text:style-name="T4">nas páginas</text:span>. <text:span text:style-name="T4">E</text:span>le quem garante que sua p<text:span text:style-name="T4">á</text:span>gina tenha a habilidade de reagir Ã s aÃ§Ãµes das pessoas usu<text:span text:style-name="T4">á</text:span>rias.</text:p>
      <text:p text:style-name="P4"/>
      <text:p text:style-name="P1">5 motivos para voc<text:span text:style-name="T4">ê</text:span> aprender JavaScript</text:p>
      <text:p text:style-name="P1">-----------------------------------------</text:p>
      <text:p text:style-name="P4"/>
      <text:p text:style-name="P2">#1 U<text:span text:style-name="T9">s</text:span>ado <text:span text:style-name="T10">de forma full-stack</text:span>.</text:p>
      <text:p text:style-name="P5"/>
      <text:p text:style-name="P1">#2 <text:span text:style-name="T9">Mais simples que a maioria </text:span>das linguagens.</text:p>
      <text:p text:style-name="P4"/>
      <text:p text:style-name="P13"><text:span text:style-name="T6">#3 Linguagem muito popular e adotada pelas principais empresas de tecnologia do mundo.</text:span></text:p>
      <text:p text:style-name="P12"/>
      <text:p text:style-name="P13"><text:span text:style-name="T6">#4 Muitas opções de bibliotecas e frameworks que vão maximizar sua produtividade.</text:span></text:p>
      <text:p text:style-name="P4"/>
      <text:p text:style-name="P7">#5 <text:span text:style-name="T9">Sempre </text:span><text:span text:style-name="T10">melhorando</text:span><text:span text:style-name="T9">, principalmente por ter pessoas engajadas utilizando.</text:span></text:p>
      <text:p text:style-name="P8"><text:span text:style-name="T1">#6 </text:span><text:span text:style-name="T3">T</text:span><text:span text:style-name="T2">em muitos recursos e funcionalidades.</text:span></text:p>
      <text:p text:style-name="P10">#<text:span text:style-name="T4">7</text:span> <text:span text:style-name="T5">Não precisa preparar um ambiente de desenvolvimento, pode começar a programar agora mesmo.</text:span></text:p>
      <text:p text:style-name="P14"/>
      <text:p text:style-name="P3">-----------------------------------------</text:p>
      <text:p text:style-name="P9"/>
      <text:h text:style-name="P11" text:outline-level="5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4:44:04.186853902</meta:creation-date>
    <dc:date>2021-07-16T15:36:14.099971942</dc:date>
    <meta:editing-duration>PT41M7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146" meta:character-count="1060" meta:non-whitespace-character-count="930"/>
  </office:meta>
</office:document-meta>
</file>